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69b6" officeooo:paragraph-rsid="000e69b6"/>
    </style:style>
    <style:style style:name="P2" style:family="paragraph" style:parent-style-name="Standard">
      <style:text-properties officeooo:rsid="000f97f1" officeooo:paragraph-rsid="000f97f1"/>
    </style:style>
    <style:style style:name="P3" style:family="paragraph" style:parent-style-name="Standard">
      <style:text-properties officeooo:rsid="0010dc01" officeooo:paragraph-rsid="0010dc01"/>
    </style:style>
    <style:style style:name="P4" style:family="paragraph" style:parent-style-name="Standard">
      <style:text-properties officeooo:rsid="0011209d" officeooo:paragraph-rsid="0011209d"/>
    </style:style>
    <style:style style:name="P5" style:family="paragraph" style:parent-style-name="Standard">
      <style:paragraph-properties fo:text-align="start" style:justify-single-word="false"/>
      <style:text-properties officeooo:rsid="000e69b6" officeooo:paragraph-rsid="000e69b6"/>
    </style:style>
    <style:style style:name="P6" style:family="paragraph" style:parent-style-name="Standard">
      <style:text-properties officeooo:rsid="000e69b6" officeooo:paragraph-rsid="000e69b6"/>
    </style:style>
    <style:style style:name="P7" style:family="paragraph" style:parent-style-name="Standard">
      <style:text-properties officeooo:rsid="0011209d" officeooo:paragraph-rsid="0011209d"/>
    </style:style>
    <style:style style:name="P8" style:family="paragraph" style:parent-style-name="Standard">
      <style:text-properties officeooo:rsid="001195ea" officeooo:paragraph-rsid="001195ea"/>
    </style:style>
    <style:style style:name="P9" style:family="paragraph" style:parent-style-name="Standard">
      <style:text-properties officeooo:rsid="0012a039" officeooo:paragraph-rsid="0012a039"/>
    </style:style>
    <style:style style:name="P10" style:family="paragraph" style:parent-style-name="Standard">
      <style:text-properties officeooo:rsid="000f97f1" officeooo:paragraph-rsid="000f97f1"/>
    </style:style>
    <style:style style:name="P11" style:family="paragraph" style:parent-style-name="Standard">
      <style:text-properties officeooo:rsid="00149c5d" officeooo:paragraph-rsid="00149c5d"/>
    </style:style>
    <style:style style:name="P12" style:family="paragraph" style:parent-style-name="Standard">
      <style:text-properties officeooo:rsid="0014ca4e" officeooo:paragraph-rsid="0014ca4e"/>
    </style:style>
    <style:style style:name="P13" style:family="paragraph" style:parent-style-name="Standard">
      <style:text-properties officeooo:rsid="001501b9" officeooo:paragraph-rsid="001501b9"/>
    </style:style>
    <style:style style:name="P14" style:family="paragraph" style:parent-style-name="Standard">
      <style:text-properties officeooo:rsid="001742f7" officeooo:paragraph-rsid="001742f7"/>
    </style:style>
    <style:style style:name="P15" style:family="paragraph" style:parent-style-name="Standard">
      <style:text-properties officeooo:rsid="0018a8cb" officeooo:paragraph-rsid="0018a8cb"/>
    </style:style>
    <style:style style:name="P16" style:family="paragraph" style:parent-style-name="Standard">
      <style:text-properties officeooo:rsid="00192652" officeooo:paragraph-rsid="00192652"/>
    </style:style>
    <style:style style:name="P17" style:family="paragraph" style:parent-style-name="Standard">
      <style:text-properties officeooo:rsid="001a45de" officeooo:paragraph-rsid="001a45de"/>
    </style:style>
    <style:style style:name="P18" style:family="paragraph" style:parent-style-name="Standard">
      <style:text-properties officeooo:rsid="001ba0ac" officeooo:paragraph-rsid="001ba0ac"/>
    </style:style>
    <style:style style:name="P19" style:family="paragraph" style:parent-style-name="Standard">
      <style:text-properties officeooo:rsid="001d9c5f" officeooo:paragraph-rsid="001d9c5f"/>
    </style:style>
    <style:style style:name="P20" style:family="paragraph" style:parent-style-name="Standard">
      <style:text-properties officeooo:rsid="001e76e4" officeooo:paragraph-rsid="001e76e4"/>
    </style:style>
    <style:style style:name="P21" style:family="paragraph" style:parent-style-name="Standard">
      <style:text-properties officeooo:rsid="001f3956" officeooo:paragraph-rsid="001f3956"/>
    </style:style>
    <style:style style:name="P22" style:family="paragraph" style:parent-style-name="Standard">
      <style:text-properties officeooo:rsid="002065af" officeooo:paragraph-rsid="002065af"/>
    </style:style>
    <style:style style:name="P23" style:family="paragraph" style:parent-style-name="Standard">
      <style:text-properties officeooo:rsid="00212cde" officeooo:paragraph-rsid="00212cde"/>
    </style:style>
    <style:style style:name="P24" style:family="paragraph" style:parent-style-name="Standard">
      <style:text-properties officeooo:rsid="0022ee19" officeooo:paragraph-rsid="0022ee19"/>
    </style:style>
    <style:style style:name="P25" style:family="paragraph" style:parent-style-name="Standard">
      <style:text-properties officeooo:rsid="0024e6dc" officeooo:paragraph-rsid="0024e6dc"/>
    </style:style>
    <style:style style:name="P26" style:family="paragraph" style:parent-style-name="Standard">
      <style:text-properties officeooo:rsid="0025551b" officeooo:paragraph-rsid="0025551b"/>
    </style:style>
    <style:style style:name="P27" style:family="paragraph" style:parent-style-name="Standard">
      <style:text-properties officeooo:rsid="00269b57" officeooo:paragraph-rsid="00269b57"/>
    </style:style>
    <style:style style:name="P28" style:family="paragraph" style:parent-style-name="Standard">
      <style:text-properties officeooo:rsid="002738e1" officeooo:paragraph-rsid="002738e1"/>
    </style:style>
    <style:style style:name="P29" style:family="paragraph" style:parent-style-name="Standard">
      <style:text-properties officeooo:rsid="00288ad7" officeooo:paragraph-rsid="00288ad7"/>
    </style:style>
    <style:style style:name="P30" style:family="paragraph" style:parent-style-name="Standard">
      <style:text-properties style:text-underline-style="solid" style:text-underline-width="auto" style:text-underline-color="font-color" fo:font-weight="bold" officeooo:rsid="002a6bce" officeooo:paragraph-rsid="002a6bce" style:font-weight-asian="bold" style:font-weight-complex="bold"/>
    </style:style>
    <style:style style:name="P31" style:family="paragraph" style:parent-style-name="Standard">
      <style:text-properties style:text-underline-style="solid" style:text-underline-width="auto" style:text-underline-color="font-color" fo:font-weight="bold" officeooo:rsid="002ecba0" officeooo:paragraph-rsid="002ecba0" style:font-weight-asian="bold" style:font-weight-complex="bold"/>
    </style:style>
    <style:style style:name="P32" style:family="paragraph" style:parent-style-name="Standard">
      <style:text-properties style:text-underline-style="none" fo:font-weight="normal" officeooo:rsid="002a6bce" officeooo:paragraph-rsid="002a6bce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2c4ec4" officeooo:paragraph-rsid="002c4ec4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2d9396" officeooo:paragraph-rsid="002d9396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2daedd" officeooo:paragraph-rsid="002daedd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2ecba0" officeooo:paragraph-rsid="002ecba0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2fb1cf" officeooo:paragraph-rsid="002fb1cf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312889" officeooo:paragraph-rsid="00312889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32074c" officeooo:paragraph-rsid="0032074c" style:font-weight-asian="normal" style:font-weight-complex="normal"/>
    </style:style>
    <style:style style:name="P40" style:family="paragraph" style:parent-style-name="Standard">
      <style:text-properties style:text-underline-style="none" fo:font-weight="normal" officeooo:rsid="0033bc3e" officeooo:paragraph-rsid="0033bc3e" style:font-weight-asian="normal" style:font-weight-complex="normal"/>
    </style:style>
    <style:style style:name="P41" style:family="paragraph" style:parent-style-name="Standard">
      <style:text-properties style:text-underline-style="none" fo:font-weight="normal" officeooo:rsid="0037384a" officeooo:paragraph-rsid="0037384a" style:font-weight-asian="normal" style:font-weight-complex="normal"/>
    </style:style>
    <style:style style:name="P42" style:family="paragraph" style:parent-style-name="Standard">
      <style:text-properties style:text-underline-style="none" fo:font-weight="bold" officeooo:rsid="0033bc3e" officeooo:paragraph-rsid="0033bc3e" style:font-weight-asian="bold" style:font-weight-complex="bold"/>
    </style:style>
    <style:style style:name="T1" style:family="text">
      <style:text-properties officeooo:rsid="0011209d"/>
    </style:style>
    <style:style style:name="T2" style:family="text">
      <style:text-properties officeooo:rsid="001195ea"/>
    </style:style>
    <style:style style:name="T3" style:family="text">
      <style:text-properties officeooo:rsid="001501b9"/>
    </style:style>
    <style:style style:name="T4" style:family="text">
      <style:text-properties officeooo:rsid="00151674"/>
    </style:style>
    <style:style style:name="T5" style:family="text">
      <style:text-properties officeooo:rsid="001a45de"/>
    </style:style>
    <style:style style:name="T6" style:family="text">
      <style:text-properties officeooo:rsid="0024e6dc"/>
    </style:style>
    <style:style style:name="T7" style:family="text">
      <style:text-properties officeooo:rsid="0033bc3e"/>
    </style:style>
    <style:style style:name="T8" style:family="text">
      <style:text-properties officeooo:rsid="0037384a"/>
    </style:style>
    <style:style style:name="T9" style:family="text">
      <style:text-properties officeooo:rsid="00387d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Commande affichant ou tu te trouve dans les répertoire : pwd</text:p>
      <text:p text:style-name="P1">Affiche la liste : ls</text:p>
      <text:p text:style-name="P1">accès à l’aide : ls –help</text:p>
      <text:p text:style-name="P1">essai à l’aide : man ls</text:p>
      <text:p text:style-name="P1">Dossier par list : ls -l <text:span text:style-name="T2">plus précis que ls, (d directory r read w write </text:span></text:p>
      <text:p text:style-name="P1">Trie plus lisible pour l’homme : ls -lhrt</text:p>
      <text:p text:style-name="P9">Trie par le dernier utilisé : ls -lrt</text:p>
      <text:p text:style-name="P1">Change de répertoire : CD /ce que tu veux</text:p>
      <text:p text:style-name="P8">CD / uniquement permet de retourner à la racine,</text:p>
      <text:p text:style-name="P1">Retour au fichier utilisateur : CD ou CD~</text:p>
      <text:p text:style-name="P1"/>
      <text:p text:style-name="P9">clear : permet de nettoyer la console,</text:p>
      <text:p text:style-name="P1"/>
      <text:p text:style-name="P1">Chemin relatif correspond au chemin donné à l’endroit ou nous sommes,</text:p>
      <text:p text:style-name="P1">Chemin Absolu correspond à un chemin précis 42 rue de la machin,,</text:p>
      <text:p text:style-name="P5"/>
      <text:p text:style-name="P1"/>
      <text:p text:style-name="P1">Fichier important :</text:p>
      <text:p text:style-name="P1"/>
      <text:p text:style-name="P1">- home = utilisateur</text:p>
      <text:p text:style-name="P1">- root = <text:span text:style-name="T5">Utilisateur</text:span> admin (super admin)</text:p>
      <text:p text:style-name="P1">- etc = fichier config (</text:p>
      <text:p text:style-name="P1">- var/log = fichier fonctionnement (erreur , message ,,,)</text:p>
      <text:p text:style-name="P1"/>
      <text:p text:style-name="P1">Affiche toutes les ligne de commande = history</text:p>
      <text:p text:style-name="P2">Va au répertoire précédent = cd -</text:p>
      <text:p text:style-name="P2"/>
      <text:p text:style-name="P2">Créer un fichier = touch Essai.txt</text:p>
      <text:p text:style-name="P2">Créer un répertoire = mkdir nomdufichier</text:p>
      <text:p text:style-name="P2"/>
      <text:p text:style-name="P2">Afficher = cat</text:p>
      <text:p text:style-name="P2">Afficher tout même fichier caché = -la</text:p>
      <text:p text:style-name="P2"/>
      <text:p text:style-name="P11">nano : permet d’éditer un fichier</text:p>
      <text:p text:style-name="P11">rechercher : CTRL + W</text:p>
      <text:p text:style-name="P2"/>
      <text:p text:style-name="P3">Taille fichier = ll</text:p>
      <text:p text:style-name="P3">ls – l &gt;&gt; list.txt = <text:span text:style-name="T4">Ajoute à la suite dans le fichier</text:span></text:p>
      <text:p text:style-name="P3">ls -l &gt; list,txt = <text:span text:style-name="T4">Ecrase tout et permert de renseigner le fichier,</text:span></text:p>
      <text:p text:style-name="P3">cat list,txt | wc -l <text:span text:style-name="T1">= affiche + nom fichier + wc ( compte le nombre de char) <text:s/>+ list</text:span></text:p>
      <text:p text:style-name="P4">effcer une fichier = rm nomdufichier.txt </text:p>
      <text:p text:style-name="P4">eff<text:span text:style-name="T3">a</text:span>cer un répertoire = rm -rf nomdurépertoire,</text:p>
      <text:p text:style-name="P4"/>
      <text:p text:style-name="P4"/>
      <text:p text:style-name="P8">Sur une fenêtre en interface virtuelle afficher le chemin accès : ctrl + l</text:p>
      <text:p text:style-name="P8"/>
      <text:p text:style-name="P8"/>
      <text:p text:style-name="P12">supprimé tous les fichier<text:span text:style-name="T3">s</text:span> de même type = rm*.txt <text:span text:style-name="T3">juste dans le répétoire</text:span></text:p>
      <text:p text:style-name="P13">supprimé tous les fichiers de même type dans tous les répertoire (sous dossier) = rm -R*.txt </text:p>
      <text:p text:style-name="P13"/>
      <text:p text:style-name="P14">| = ajoute une <text:span text:style-name="T5">instruction</text:span> supplémentaire, ET,,,</text:p>
      <text:p text:style-name="P14"/>
      <text:p text:style-name="P2"><text:soft-page-break/></text:p>
      <text:p text:style-name="P15">cat list,txt | wc -c <text:s text:c="2"/>= nb de charactere</text:p>
      <text:p text:style-name="P15">cat list,txt | wc -w <text:s/>= nb de mot</text:p>
      <text:p text:style-name="P15"/>
      <text:p text:style-name="P2"/>
      <text:p text:style-name="P16">Un fichier est caché si le fichier commence par un . = .test</text:p>
      <text:p text:style-name="P16"/>
      <text:p text:style-name="P17">ls -a = permet de montrer tous les fichiers même les fichiers cachés</text:p>
      <text:p text:style-name="P17"/>
      <text:p text:style-name="P18">more = permet d’afficher page par page</text:p>
      <text:p text:style-name="P18"/>
      <text:p text:style-name="P19">move ou ct = bouger un fichier</text:p>
      <text:p text:style-name="P19"/>
      <text:p text:style-name="P19">cp -R ecommerce/ amazon = copier un fichier</text:p>
      <text:p text:style-name="P20"/>
      <text:p text:style-name="P20">mv nomfichier nomrepertoire/ = move un fichier</text:p>
      <text:p text:style-name="P20"/>
      <text:p text:style-name="P24">mv '/home/topikana/Wilder/list.txt' '/home/topikana' <text:s/>= permet de sortir le fichier dans un répertoire précédent,</text:p>
      <text:p text:style-name="P20"/>
      <text:p text:style-name="P21">top = Affiche les ram des processus,</text:p>
      <text:p text:style-name="P21"/>
      <text:p text:style-name="P22">sudo kill ‘sudo lsof -t -i:80’ = tue tous les processus relier au port 80,</text:p>
      <text:p text:style-name="P22"/>
      <text:p text:style-name="P23">sudo su = passer en super utilisateur,</text:p>
      <text:p text:style-name="P23"/>
      <text:p text:style-name="P23">CTRL <text:s/>+ D = reviens au compte utilisateur,</text:p>
      <text:p text:style-name="P23"/>
      <text:p text:style-name="P25">Pour faire sauter le cadenas d’un fichier utilisateur root = chemin accès avec # + chmod + nom utilisateur + a+wrx</text:p>
      <text:p text:style-name="P26">ou c<text:span text:style-name="T6">hemin accès avec # + chmod </text:span>777 nom fichier (si on remplace nomfichier par * alors ouvre les droit de tout les fichier ou on se trouve, </text:p>
      <text:p text:style-name="P26">a-wrx = elève accès,</text:p>
      <text:p text:style-name="P26"/>
      <text:p text:style-name="P25"/>
      <text:p text:style-name="P25">changer mes droit utilisateur d’un fichier créer par un utlisateur non root= chown,</text:p>
      <text:p text:style-name="P25"/>
      <text:p text:style-name="P27">CTRL + MAJ + T = ouvre un nouvel onglet dans la console,</text:p>
      <text:p text:style-name="P27"/>
      <text:p text:style-name="P27">grep = peut se cumulé avec une autre tache , il permet de recherche quelquechose,</text:p>
      <text:p text:style-name="P28">exemple « chemin accès + grep + « mot recherché » + *.txt</text:p>
      <text:p text:style-name="P28">exemple « chemin accès + grep + « mot recherché » + *.txt -i <text:s/>(ne prend pas en compte les minuscule majuscule)</text:p>
      <text:p text:style-name="P28"/>
      <text:p text:style-name="P28">tar = zippe les fichier</text:p>
      <text:p text:style-name="P28">exemple = chemin accès tar c -f archive.tar <text:s/>*.txt zippe les fichier présent dans le répertoire</text:p>
      <text:p text:style-name="P28">exemple = <text:s/>chemin accès tar x -f archive.tar <text:s/>dézippe le fichir tar</text:p>
      <text:p text:style-name="P29">Si tu veux zipper juste 2 fichier sur l’ensemble il <text:s/>faut mettre les deux nom de fichier à la suite,</text:p>
      <text:p text:style-name="P29"/>
      <text:p text:style-name="P28"/>
      <text:p text:style-name="P25"/>
      <text:p text:style-name="P30"/>
      <text:p text:style-name="P30"><text:soft-page-break/></text:p>
      <text:p text:style-name="P30"/>
      <text:p text:style-name="P30">Création d’une commande avec un alias :</text:p>
      <text:p text:style-name="P30"/>
      <text:p text:style-name="P32">nano .bashrc = fichier pour créer une commande.</text:p>
      <text:p text:style-name="P33">On peut créer une commande plus simple,</text:p>
      <text:p text:style-name="P33">alias ll=’ls -lrth’</text:p>
      <text:p text:style-name="P33">pour activer l’alias = <text:s/>source .bashrc</text:p>
      <text:p text:style-name="P33"/>
      <text:p text:style-name="P33">LE GESTIONNAIRE DE PACQUET :</text:p>
      <text:p text:style-name="P33">apt = pouvoir installer, désinstaller et maj application,</text:p>
      <text:p text:style-name="P34">sudo apt update = regarde les mise à jour dispo</text:p>
      <text:p text:style-name="P34">sudo apt upgrade = Installation des mis à jour</text:p>
      <text:p text:style-name="P34"/>
      <text:p text:style-name="P34">Quand on ne peut pas installer un pacquet qui n’est adapter à notre ubuntu il faut aller le chercher en manuel, en cas particulier mais provoque de l’instabilité,</text:p>
      <text:p text:style-name="P34"/>
      <text:p text:style-name="P35">passwd = change le mot de passe qur le compte qu’on est connecté,</text:p>
      <text:p text:style-name="P35"/>
      <text:p text:style-name="P31">Comment ajoutons un prog :</text:p>
      <text:p text:style-name="P31"/>
      <text:p text:style-name="P36">chercher un prog = apt search exemple</text:p>
      <text:p text:style-name="P36">installer le prog = sudo apt install exemple</text:p>
      <text:p text:style-name="P36"/>
      <text:p text:style-name="P36">un programme demande installer d’autre programme, apt permet de regrouper tous les programme nécessaire,,, donc il n’y a pas un seul prog d’installer mais plusieur pour 1,</text:p>
      <text:p text:style-name="P36"/>
      <text:p text:style-name="P37">pour désinstaller = sudo apt remove exemple</text:p>
      <text:p text:style-name="P37">attention il faut vérifier les DEPENDANCE c’est à dire aux prog installer et utiliser par d’autre prog,</text:p>
      <text:p text:style-name="P37"/>
      <text:p text:style-name="P37">cherche les dépendance = sudo apt autoremove </text:p>
      <text:p text:style-name="P37">purge <text:s/>= sudo apt autoremove <text:s/>--purge</text:p>
      <text:p text:style-name="P37"/>
      <text:p text:style-name="P37"/>
      <text:p text:style-name="P38">df -h = occupaton de vos différent volume monté, (voir l’espacedispo )</text:p>
      <text:p text:style-name="P38"/>
      <text:p text:style-name="P38">sudo du -sh = permet de voir ce qui est utlilsé sur le disque,</text:p>
      <text:p text:style-name="P38">on peut faire aussi du -sh /home/topikana permet de voir ce que le répertoire prend en place,</text:p>
      <text:p text:style-name="P39">sudo du -h –max-depth=1 = montre l’espace prit par branche au premier niveau,</text:p>
      <text:p text:style-name="P36"/>
      <text:p text:style-name="P36"/>
      <text:p text:style-name="P39">sudo du -h --max-depth=1 | sort -r --sort=h <text:s/>= trie par taille, c’est la fonction après le | qui trie par taille pour les humains,</text:p>
      <text:p text:style-name="P39"/>
      <text:p text:style-name="P39">head -n2 <text:s/>= sort les deux pr<text:span text:style-name="T7">emiers lignes,</text:span></text:p>
      <text:p text:style-name="P36"/>
      <text:p text:style-name="P39">sudo du -h –max-depth=1 | sort -r –sort=h | head -n2</text:p>
      <text:p text:style-name="P33"/>
      <text:p text:style-name="P42">TACHES PERMANANTE ET TACHE PAR ACTION <text:s/>(DEMON)</text:p>
      <text:p text:style-name="P42"/>
      <text:p text:style-name="P42">usr$ top = gestionnaire de tache montre les taches en cours,</text:p>
      <text:p text:style-name="P42"><text:soft-page-break/>tuer une tache = kill + n° trouver dans la fonction TOP,</text:p>
      <text:p text:style-name="P42"/>
      <text:p text:style-name="P40">ps aux | grep top = afficher lists taches</text:p>
      <text:p text:style-name="P40"/>
      <text:p text:style-name="P40">ps auxc | grep top = afficher list</text:p>
      <text:p text:style-name="P40"/>
      <text:p text:style-name="P40">kill -9 22314 = -9 est la tache la plus haut</text:p>
      <text:p text:style-name="P40"/>
      <text:p text:style-name="P40">jobs = <text:s/>taches que nous avons installer</text:p>
      <text:p text:style-name="P40"/>
      <text:p text:style-name="P40">wget http :,,,, <text:s text:c="3"/>= téléchargement d’un fichier,</text:p>
      <text:p text:style-name="P40"/>
      <text:p text:style-name="P40">bg 1= télécha<text:span text:style-name="T8">r</text:span>ge ne tache <text:s/>de fond,</text:p>
      <text:p text:style-name="P41">fg = lance le téléchargement</text:p>
      <text:p text:style-name="P41">-<text:span text:style-name="T9">q &amp; à la fin de http = met en tache de fond</text:span></text:p>
      <text:p text:style-name="P41"/>
      <text:p text:style-name="P40"/>
      <text:p text:style-name="P40"/>
      <text:p text:style-name="P40"/>
      <text:p text:style-name="P42"/>
      <text:p text:style-name="P40"/>
      <text:p text:style-name="P40"/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17:45:08.995638902</meta:creation-date>
    <meta:generator>LibreOffice/5.1.4.2$Linux_X86_64 LibreOffice_project/10m0$Build-2</meta:generator>
    <dc:date>2017-02-21T16:30:33.238874357</dc:date>
    <meta:editing-duration>PT1H47M21S</meta:editing-duration>
    <meta:editing-cycles>21</meta:editing-cycles>
    <meta:document-statistic meta:table-count="0" meta:image-count="0" meta:object-count="0" meta:page-count="4" meta:paragraph-count="98" meta:word-count="998" meta:character-count="5305" meta:non-whitespace-character-count="4379"/>
  </office:meta>
</office:document-meta>
</file>